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-ESB</text:p>
      <text:p text:style-name="Standard">SC-ESB è un enterprise service bus basato sulla concatenazioni di funzioni che operano su un oggetto astratto che rappresenta una richiesta.</text:p>
      <text:p text:style-name="Standard">La richiesta ha determinati attributi che possono sono:</text:p>
      <text:p text:style-name="Standard"><text:tab/>BODY - Corpo vero e proprio del messaggio;</text:p>
      <text:p text:style-name="Standard"><text:tab/>SCOPE_VARS – variabili contenute e valide solo all' interno di un unico scope;</text:p>
      <text:p text:style-name="Standard"><text:tab/>FLOW_VARS – variabili contenute all' interno di un marco gruppo di funzioni con all' <text:tab/><text:tab/><text:tab/>interno SCOPE_VARS;</text:p>
      <text:p text:style-name="Standard"><text:tab/>REQUEST_VARS – variabili attive per tutta la durata della richiesta.</text:p>
      <text:p text:style-name="Standard"/>
      <text:p text:style-name="Standard"><text:tab/>(REQUEST(</text:p>
      <text:p text:style-name="Standard"><text:tab/><text:tab/>FLOW(</text:p>
      <text:p text:style-name="Standard"><text:tab/><text:tab/><text:tab/>SCOPE</text:p>
      <text:p text:style-name="Standard"><text:tab/><text:tab/>)</text:p>
      <text:p text:style-name="Standard"><text:tab/>))</text:p>
      <text:p text:style-name="Standard"/>
      <text:p text:style-name="Standard">Step 1:</text:p>
      <text:p text:style-name="Standard"/>
      <text:p text:style-name="Standard">Creare modulo per gli entry-point</text:p>
      <text:p text:style-name="Standard"><text:tab/>idee sul come:</text:p>
      <text:p text:style-name="Standard"><text:tab/><text:tab/>-creare un' annotazione che identifica all' interno del Classloader i flussi e i suoi punti <text:tab/><text:tab/>di ingresso.</text:p>
      <text:p text:style-name="Standard"><text:tab/><text:tab/>-creare modelli di parsing dinamico delle chiamate.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Calabrese</meta:initial-creator>
    <meta:creation-date>2017-10-02T18:44:24</meta:creation-date>
    <meta:document-statistic meta:table-count="0" meta:image-count="0" meta:object-count="0" meta:page-count="1" meta:paragraph-count="18" meta:word-count="116" meta:character-count="749"/>
    <dc:date>2017-10-02T19:04:50</dc:date>
    <dc:creator>Simon Calabrese</dc:creator>
    <meta:editing-duration>PT5M16S</meta:editing-duration>
    <meta:editing-cycles>1</meta:editing-cycles>
    <meta:generator>OpenOffice.org/3.3$Unix OpenOffice.org_project/330m20$Build-9567</meta:generator>
  </office:meta>
</office:document-meta>
</file>